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20" table:default-cell-style-name="ce2"/>
        <table:table-column table:style-name="co3" table:number-columns-repeated="3" table:default-cell-style-name="ce2"/>
        <table:table-column table:style-name="co2" table:number-columns-repeated="4" table:default-cell-style-name="ce2"/>
        <table:table-column table:style-name="co3" table:number-columns-repeated="8" table:default-cell-style-name="ce2"/>
        <table:table-column table:style-name="co4" table:number-columns-repeated="973" table:default-cell-style-name="ce2"/>
        <table:table-row table:style-name="ro1">
          <table:table-cell table:style-name="ce1" office:value-type="string" calcext:value-type="string" table:number-columns-spanned="1" table:number-rows-spanned="2">
            <text:p>lp.</text:p>
          </table:table-cell>
          <table:table-cell table:style-name="ce7" office:value-type="string" calcext:value-type="string" table:number-columns-spanned="1" table:number-rows-spanned="2">
            <text:p>nr albumu</text:p>
          </table: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1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1</text:p>
          </table:table-cell>
          <table:table-cell table:style-name="ce1" office:value-type="string" calcext:value-type="string" table:number-columns-spanned="1" table:number-rows-spanned="2">
            <text:p>S2</text:p>
          </table:table-cell>
          <table:table-cell table:style-name="ce1" office:value-type="string" calcext:value-type="string" table:number-columns-spanned="1" table:number-rows-spanned="2">
            <text:p>S3</text:p>
          </table:table-cell>
          <table:table-cell table:style-name="ce7" office:value-type="string" calcext:value-type="string" table:number-columns-spanned="1" table:number-rows-spanned="2">
            <text:p>obecności</text:p>
          </table:table-cell>
          <table:table-cell table:style-name="ce7" office:value-type="string" calcext:value-type="string" table:number-columns-spanned="1" table:number-rows-spanned="2">
            <text:p>aktywność</text:p>
          </table:table-cell>
          <table:table-cell table:style-name="ce1" office:value-type="string" calcext:value-type="string" table:number-columns-spanned="1" table:number-rows-spanned="2">
            <text:p>punkty</text:p>
          </table:table-cell>
          <table:table-cell table:style-name="ce1" office:value-type="string" calcext:value-type="string" table:number-columns-spanned="1" table:number-rows-spanned="2">
            <text:p>ocena</text:p>
          </table:table-cell>
          <table:table-cell table:style-name="ce1" office:value-type="string" calcext:value-type="string" table:number-columns-spanned="2" table:number-rows-spanned="1">
            <text:p>popraw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3</text:p>
          </table:table-cell>
          <table:covered-table-cell table:style-name="ce1"/>
          <table:table-cell table:number-columns-repeated="973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covered-table-cell table:number-columns-repeated="3" table:style-name="ce1"/>
          <table:covered-table-cell table:number-columns-repeated="2" table:style-name="ce7"/>
          <table:covered-table-cell table:number-columns-repeated="2" table:style-name="ce1"/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number-columns-repeated="97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5023" calcext:value-type="float">
            <text:p>950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SUM([.C3];[.E3];[.G3];[.I3];[.K3];[.M3];[.O3];[.Q3];[.S3];[.U3])/10" office:value-type="percentage" office:value="1" calcext:value-type="percentage">
            <text:p>10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3];[.X3];[.Y3];[.AA3])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1"/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5024" calcext:value-type="float">
            <text:p>9502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5" table:formula="of:=SUM([.C4];[.E4];[.G4];[.I4];[.K4];[.M4];[.O4];[.Q4];[.S4];[.U4])/10" office:value-type="percentage" office:value="1" calcext:value-type="percentage">
            <text:p>100,0%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W4];[.X4];[.Y4];[.AA4])" office:value-type="float" office:value="29" calcext:value-type="float">
            <text:p>29</text:p>
          </table:table-cell>
          <table:table-cell table:style-name="ce6" office:value-type="string" calcext:value-type="string">
            <text:p>3,5(T2)</text:p>
          </table:table-cell>
          <table:table-cell table:style-name="ce1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5212" calcext:value-type="float">
            <text:p>95212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5" table:formula="of:=SUM([.C5];[.E5];[.G5];[.I5];[.K5];[.M5];[.O5];[.Q5];[.S5];[.U5])/10" office:value-type="percentage" office:value="0.9" calcext:value-type="percentage">
            <text:p>9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5];[.X5];[.Y5];[.AA5])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5103" calcext:value-type="float">
            <text:p>9510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,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SUM([.C6];[.E6];[.G6];[.I6];[.K6];[.M6];[.O6];[.Q6];[.S6];[.U6])/10" office:value-type="percentage" office:value="0.8" calcext:value-type="percentage">
            <text:p>80,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W6];[.X6];[.Y6];[.AA6])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"/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2388" calcext:value-type="float">
            <text:p>92388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C7];[.E7];[.G7];[.I7];[.K7];[.M7];[.O7];[.Q7];[.S7];[.U7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7];[.X7];[.Y7];[.AA7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95025" calcext:value-type="float">
            <text:p>9502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5" table:formula="of:=SUM([.C8];[.E8];[.G8];[.I8];[.K8];[.M8];[.O8];[.Q8];[.S8];[.U8])/10" office:value-type="percentage" office:value="1" calcext:value-type="percentage">
            <text:p>100,0%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W8];[.X8];[.Y8];[.AA8])" office:value-type="float" office:value="57" calcext:value-type="float">
            <text:p>57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" office:value-type="string" calcext:value-type="string">
            <text:p>3ćw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95026" calcext:value-type="float">
            <text:p>95026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C9];[.E9];[.G9];[.I9];[.K9];[.M9];[.O9];[.Q9];[.S9];[.U9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9];[.X9];[.Y9];[.AA9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95027" calcext:value-type="float">
            <text:p>95027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C10];[.E10];[.G10];[.I10];[.K10];[.M10];[.O10];[.Q10];[.S10];[.U10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10];[.X10];[.Y10];[.AA10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91488" calcext:value-type="float">
            <text:p>91488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C11];[.E11];[.G11];[.I11];[.K11];[.M11];[.O11];[.Q11];[.S11];[.U11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11];[.X11];[.Y11];[.AA11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0416" calcext:value-type="float">
            <text:p>90416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C12];[.E12];[.G12];[.I12];[.K12];[.M12];[.O12];[.Q12];[.S12];[.U12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12];[.X12];[.Y12];[.AA12])" office:value-type="float" office:value="0" calcext:value-type="float">
            <text:p>0</text:p>
          </table:table-cell>
          <table:table-cell table:style-name="ce6"/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9285" calcext:value-type="float">
            <text:p>89285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1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5" table:formula="of:=SUM([.C13];[.E13];[.G13];[.I13];[.K13];[.M13];[.O13];[.Q13];[.S13];[.U13])/10" office:value-type="percentage" office:value="0.4" calcext:value-type="percentage">
            <text:p>4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13];[.X13];[.Y13];[.AA13])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0744" calcext:value-type="float">
            <text:p>90744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C14];[.E14];[.G14];[.I14];[.K14];[.M14];[.O14];[.Q14];[.S14];[.U14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14];[.X14];[.Y14];[.AA14])" office:value-type="float" office:value="0" calcext:value-type="float">
            <text:p>0</text:p>
          </table:table-cell>
          <table:table-cell table:style-name="ce6"/>
          <table:table-cell table:style-name="ce1"/>
          <table:table-cell table:style-name="ce6"/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79239" calcext:value-type="float">
            <text:p>79239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C15];[.E15];[.G15];[.I15];[.K15];[.M15];[.O15];[.Q15];[.S15];[.U15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15];[.X15];[.Y15];[.AA15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90991" calcext:value-type="float">
            <text:p>909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C16];[.E16];[.G16];[.I16];[.K16];[.M16];[.O16];[.Q16];[.S16];[.U16])/10" office:value-type="percentage" office:value="0.4" calcext:value-type="percentage">
            <text:p>4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16];[.X16];[.Y16];[.AA16])" office:value-type="float" office:value="0" calcext:value-type="float">
            <text:p>0</text:p>
          </table:table-cell>
          <table:table-cell table:style-name="ce6" office:value-type="string" calcext:value-type="string">
            <text:p>4p</text:p>
          </table:table-cell>
          <table:table-cell table:style-name="ce1" table:number-columns-repeated="3"/>
          <table:table-cell table:style-name="ce6" office:value-type="string" calcext:value-type="string">
            <text:p>4p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5028" calcext:value-type="float">
            <text:p>950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,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" calcext:value-type="float">
            <text:p>17</text:p>
          </table:table-cell>
          <table:table-cell table:style-name="ce5" table:formula="of:=SUM([.C17];[.E17];[.G17];[.I17];[.K17];[.M17];[.O17];[.Q17];[.S17];[.U17])/10" office:value-type="percentage" office:value="1" calcext:value-type="percentage">
            <text:p>100,0%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W17];[.X17];[.Y17];[.AA17])" office:value-type="float" office:value="80" calcext:value-type="float">
            <text:p>80</text:p>
          </table:table-cell>
          <table:table-cell table:style-name="ce4" office:value-type="float" office:value="4.5" calcext:value-type="float">
            <text:p>4,5</text:p>
          </table:table-cell>
          <table:table-cell table:style-name="ce1"/>
          <table:table-cell table:style-name="ce6"/>
          <table:table-cell table:style-name="ce1"/>
          <table:table-cell table:style-name="ce6" office:value-type="string" calcext:value-type="string">
            <text:p>4,5ćw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88320" calcext:value-type="float">
            <text:p>8832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C18];[.E18];[.G18];[.I18];[.K18];[.M18];[.O18];[.Q18];[.S18];[.U18])/10" office:value-type="percentage" office:value="0.4" calcext:value-type="percentage">
            <text:p>4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18];[.X18];[.Y18];[.AA18])" office:value-type="float" office:value="0" calcext:value-type="float">
            <text:p>0</text:p>
          </table:table-cell>
          <table:table-cell table:style-name="ce6" office:value-type="string" calcext:value-type="string">
            <text:p>4p</text:p>
          </table:table-cell>
          <table:table-cell table:style-name="ce1" table:number-columns-repeated="3"/>
          <table:table-cell table:style-name="ce6" office:value-type="string" calcext:value-type="string">
            <text:p>4p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0489" calcext:value-type="float">
            <text:p>90489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C19];[.E19];[.G19];[.I19];[.K19];[.M19];[.O19];[.Q19];[.S19];[.U19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19];[.X19];[.Y19];[.AA19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95029" calcext:value-type="float">
            <text:p>95029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6" office:value-type="float" office:value="15" calcext:value-type="float">
            <text:p>15</text:p>
          </table:table-cell>
          <table:table-cell table:style-name="ce5" table:formula="of:=SUM([.C20];[.E20];[.G20];[.I20];[.K20];[.M20];[.O20];[.Q20];[.S20];[.U20])/10" office:value-type="percentage" office:value="0.9" calcext:value-type="percentage">
            <text:p>9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20];[.X20];[.Y20];[.AA20])" office:value-type="float" office:value="60" calcext:value-type="float">
            <text:p>60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95030" calcext:value-type="float">
            <text:p>9503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5" table:formula="of:=SUM([.C21];[.E21];[.G21];[.I21];[.K21];[.M21];[.O21];[.Q21];[.S21];[.U21])/10" office:value-type="percentage" office:value="0.9" calcext:value-type="percentage">
            <text:p>90,0%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W21];[.X21];[.Y21];[.AA21])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1"/>
          <table:table-cell table:style-name="ce6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5031" calcext:value-type="float">
            <text:p>95031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C22];[.E22];[.G22];[.I22];[.K22];[.M22];[.O22];[.Q22];[.S22];[.U22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22];[.X22];[.Y22];[.AA22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95032" calcext:value-type="float">
            <text:p>9503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SUM([.C23];[.E23];[.G23];[.I23];[.K23];[.M23];[.O23];[.Q23];[.S23];[.U23])/10" office:value-type="percentage" office:value="0.9" calcext:value-type="percentage">
            <text:p>9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23];[.X23];[.Y23];[.AA23])" office:value-type="float" office:value="25" calcext:value-type="float">
            <text:p>25</text:p>
          </table:table-cell>
          <table:table-cell table:style-name="ce6" office:value-type="string" calcext:value-type="string">
            <text:p>3(T2)</text:p>
          </table:table-cell>
          <table:table-cell table:style-name="ce1" table:number-columns-repeated="2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95033" calcext:value-type="float">
            <text:p>9503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C24];[.E24];[.G24];[.I24];[.K24];[.M24];[.O24];[.Q24];[.S24];[.U24])/10" office:value-type="percentage" office:value="0.3" calcext:value-type="percentage">
            <text:p>3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24];[.X24];[.Y24];[.AA24])" office:value-type="float" office:value="0" calcext:value-type="float">
            <text:p>0</text:p>
          </table:table-cell>
          <table:table-cell table:style-name="ce6" office:value-type="string" calcext:value-type="string">
            <text:p>3,5p</text:p>
          </table:table-cell>
          <table:table-cell table:style-name="ce1" table:number-columns-repeated="3"/>
          <table:table-cell table:style-name="ce6" office:value-type="string" calcext:value-type="string">
            <text:p>3p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95034" calcext:value-type="float">
            <text:p>950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C25];[.E25];[.G25];[.I25];[.K25];[.M25];[.O25];[.Q25];[.S25];[.U25])/10" office:value-type="percentage" office:value="0.3" calcext:value-type="percentage">
            <text:p>3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25];[.X25];[.Y25];[.AA25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95131" calcext:value-type="float">
            <text:p>95131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C26];[.E26];[.G26];[.I26];[.K26];[.M26];[.O26];[.Q26];[.S26];[.U26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26];[.X26];[.Y26];[.AA26])" office:value-type="float" office:value="0" calcext:value-type="float">
            <text:p>0</text:p>
          </table:table-cell>
          <table:table-cell table:style-name="ce6"/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89723" calcext:value-type="float">
            <text:p>8972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C27];[.E27];[.G27];[.I27];[.K27];[.M27];[.O27];[.Q27];[.S27];[.U27])/10" office:value-type="percentage" office:value="0.4" calcext:value-type="percentage">
            <text:p>4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27];[.X27];[.Y27];[.AA27])" office:value-type="float" office:value="0" calcext:value-type="float">
            <text:p>0</text:p>
          </table:table-cell>
          <table:table-cell table:style-name="ce6" office:value-type="string" calcext:value-type="string">
            <text:p>4,5p</text:p>
          </table:table-cell>
          <table:table-cell table:style-name="ce1"/>
          <table:table-cell table:style-name="ce6"/>
          <table:table-cell table:style-name="ce1"/>
          <table:table-cell table:style-name="ce6" office:value-type="string" calcext:value-type="string">
            <text:p>4,5p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95035" calcext:value-type="float">
            <text:p>9503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5" table:formula="of:=SUM([.C28];[.E28];[.G28];[.I28];[.K28];[.M28];[.O28];[.Q28];[.S28];[.U28])/10" office:value-type="percentage" office:value="0.8" calcext:value-type="percentage">
            <text:p>8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28];[.X28];[.Y28];[.AA28])" office:value-type="float" office:value="0" calcext:value-type="float">
            <text:p>0</text:p>
          </table:table-cell>
          <table:table-cell table:style-name="ce1" table:number-columns-repeated="2"/>
          <table:table-cell table:style-name="ce6"/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0227" calcext:value-type="float">
            <text:p>90227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,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5" table:formula="of:=SUM([.C29];[.E29];[.G29];[.I29];[.K29];[.M29];[.O29];[.Q29];[.S29];[.U29])/10" office:value-type="percentage" office:value="1" calcext:value-type="percentage">
            <text:p>100,0%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W29];[.X29];[.Y29];[.AA29])" office:value-type="float" office:value="81" calcext:value-type="float">
            <text:p>81</text:p>
          </table:table-cell>
          <table:table-cell table:style-name="ce1" office:value-type="float" office:value="4.5" calcext:value-type="float">
            <text:p>4,5</text:p>
          </table:table-cell>
          <table:table-cell table:style-name="ce1" table:number-columns-repeated="3"/>
          <table:table-cell table:style-name="ce6" office:value-type="string" calcext:value-type="string">
            <text:p>3,5ćw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5"/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SUM([.C30];[.E30];[.G30];[.I30];[.K30];[.M30];[.O30];[.Q30];[.S30];[.U30])/10" office:value-type="percentage" office:value="0.8" calcext:value-type="percentage">
            <text:p>8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30];[.X30];[.Y30];[.AA30])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,1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 table:number-columns-repeated="2"/>
          <table:table-cell table:style-name="ce5" table:formula="of:=SUM([.C31];[.E31];[.G31];[.I31];[.K31];[.M31];[.O31];[.Q31];[.S31];[.U31])/10" office:value-type="percentage" office:value="0.5" calcext:value-type="percentage">
            <text:p>50,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W31];[.X31];[.Y31];[.AA31])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24"/>
          <table:table-cell table:style-name="ce5"/>
          <table:table-cell table:style-name="ce1" table:number-columns-repeated="2"/>
          <table:table-cell table:style-name="ce6"/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number-columns-repeated="36"/>
          <table:table-cell table:number-columns-repeated="97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number-columns-repeated="36"/>
          <table:table-cell table:number-columns-repeated="97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number-columns-repeated="36"/>
          <table:table-cell table:number-columns-repeated="97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number-columns-repeated="36"/>
          <table:table-cell table:number-columns-repeated="97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number-columns-repeated="36"/>
          <table:table-cell table:number-columns-repeated="973"/>
        </table:table-row>
        <table:table-row table:style-name="ro1" table:number-rows-repeated="1048538">
          <table:table-cell table:number-columns-repeated="1010"/>
        </table:table-row>
        <table:table-row table:style-name="ro1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.00.0000</text:date>, <text:time style:data-style-name="N2" text:time-value="21:39:53.27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22:32:22.565000000</meta:creation-date>
    <dc:date>2023-02-13T21:45:57.407000000</dc:date>
    <meta:editing-duration>PT3H54M16S</meta:editing-duration>
    <meta:editing-cycles>92</meta:editing-cycles>
    <meta:generator>LibreOffice/6.0.5.2$Windows_X86_64 LibreOffice_project/54c8cbb85f300ac59db32fe8a675ff7683cd5a16</meta:generator>
    <meta:document-statistic meta:table-count="1" meta:cell-count="521" meta:object-count="0"/>
  </office:meta>
</office:document-meta>
</file>